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e0c4" officeooo:paragraph-rsid="0018e0c4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4" style:family="paragraph">
      <loext:graphic-properties draw:fill-color="#ffffff"/>
      <style:paragraph-properties fo:text-align="center"/>
      <style:text-properties fo:font-size="26pt" style:font-size-asian="26pt" style:font-size-complex="26pt"/>
    </style:style>
    <style:style style:name="P5" style:family="paragraph">
      <loext:graphic-properties draw:fill-color="#ffffff"/>
      <style:text-properties fo:font-size="26pt" style:font-size-asian="26pt" style:font-size-complex="2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gr1" style:family="graphic">
      <style:graphic-properties draw:fill-color="#ffffff" draw:textarea-horizontal-align="justify" draw:textarea-vertical-align="middle" draw:auto-grow-height="false" fo:min-height="1.933cm" fo:min-width="2.4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2.808cm" fo:min-width="4.9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3.339cm" fo:min-width="10.0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fff" draw:textarea-horizontal-align="justify" draw:textarea-vertical-align="middle" draw:auto-grow-height="false" fo:min-height="3.369cm" fo:min-width="4.8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ff" draw:textarea-horizontal-align="justify" draw:textarea-vertical-align="middle" draw:auto-grow-height="false" fo:min-height="3.556cm" fo:min-width="9.0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ff" draw:textarea-horizontal-align="justify" draw:textarea-vertical-align="middle" draw:auto-grow-height="false" fo:min-height="3.586cm" fo:min-width="2.7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ffffff" draw:textarea-horizontal-align="justify" draw:textarea-vertical-align="middle" draw:auto-grow-height="false" fo:min-height="2.277cm" fo:min-width="7.0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ffff" draw:textarea-horizontal-align="justify" draw:textarea-vertical-align="middle" draw:auto-grow-height="false" fo:min-height="1.903cm" fo:min-width="7.5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ffff" draw:textarea-horizontal-align="justify" draw:textarea-vertical-align="middle" draw:auto-grow-height="false" fo:min-height="2.12cm" fo:min-width="5.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draw:text-style-name="P3" svg:width="3.529cm" svg:height="2.735cm" svg:x="18.646cm" svg:y="12.414cm"><text:p text:style-name="P2"><text:span text:style-name="T1">BTH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2" draw:text-style-name="P4" svg:width="7.056cm" svg:height="3.97cm" svg:x="0.125cm" svg:y="11.665cm"><text:p text:style-name="P2"><text:span text:style-name="T2">Bissingheim</text:span></text:p><text:p text:style-name="P2"><text:span text:style-name="T2">Emsterfel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3" draw:style-name="gr3" draw:text-style-name="P4" svg:width="14.2cm" svg:height="4.719cm" svg:x="0.522cm" svg:y="0.42cm"><text:p text:style-name="P2"><text:span text:style-name="T2">Gevelsberg, Knapp, Baukloh,</text:span></text:p><text:p text:style-name="P2"><text:span text:style-name="T2"><text:s/></text:span><text:span text:style-name="T2">Westerbauer Schleif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4" draw:style-name="gr4" draw:text-style-name="P4" svg:width="6.88cm" svg:height="4.763cm" svg:x="16.221cm" svg:y="0.464cm"><text:p text:style-name="P2"><text:span text:style-name="T2">Sterbecke</text:span></text:p><text:p text:style-name="P2"><text:span text:style-name="T2">Eilperfeld</text:span></text:p><text:p text:style-name="P2"><text:span text:style-name="T2">Breckerfel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5" draw:style-name="gr5" draw:text-style-name="P4" svg:width="12.789cm" svg:height="5.028cm" svg:x="24.335cm" svg:y="0.332cm"><text:p text:style-name="P2"><text:span text:style-name="T2">Wetter, Vorhalle BHF, </text:span></text:p><text:p text:style-name="P2"><text:span text:style-name="T2">Brockhausen, Vossack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6" draw:style-name="gr6" draw:text-style-name="P4" svg:width="3.881cm" svg:height="5.072cm" svg:x="34.036cm" svg:y="11.003cm"><text:p text:style-name="P2"><text:span text:style-name="T2">Schanze</text:span></text:p><text:p text:style-name="P2"><text:span text:style-name="T2">Nacke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7" draw:style-name="gr7" draw:text-style-name="P4" svg:width="9.923cm" svg:height="3.22cm" svg:x="0.302cm" svg:y="22.204cm"><text:p text:style-name="P2"><text:span text:style-name="T2">Hohenlim</text:span><text:span text:style-name="T2">burg BHF</text:span></text:p><text:p text:style-name="P2"><text:span text:style-name="T2">Im Sib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8" draw:style-name="gr8" draw:text-style-name="P4" svg:width="10.628cm" svg:height="2.691cm" svg:x="14.28cm" svg:y="22.468cm"><text:p text:style-name="P2"><text:span text:style-name="T2">Garenfeld</text:span></text:p><text:p text:style-name="P2"><text:span text:style-name="T2">Berchum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9" draw:style-name="gr9" draw:text-style-name="P5" svg:width="8.115cm" svg:height="2.999cm" svg:x="29.714cm" svg:y="22.645cm"><text:p><text:span text:style-name="T2">Kabel, Bathey, </text:span></text:p><text:p text:style-name="P2"><text:span text:style-name="T2">Hengstey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" draw:name="Shape10" draw:style-name="gr10" draw:text-style-name="P2" svg:x1="18.337cm" svg:y1="5.711cm" svg:x2="19.616cm" svg:y2="11.929cm"><text:p/></draw:line><draw:line text:anchor-type="paragraph" draw:z-index="10" draw:name="Shape11" draw:style-name="gr10" draw:text-style-name="P2" svg:x1="20.498cm" svg:y1="5.711cm" svg:x2="20.542cm" svg:y2="11.62cm"><text:p/></draw:line><draw:line text:anchor-type="paragraph" draw:z-index="11" draw:name="Shape12" draw:style-name="gr10" draw:text-style-name="P2" svg:x1="22.35cm" svg:y1="5.226cm" svg:x2="21.689cm" svg:y2="11.973cm"><text:p/></draw:line><draw:line text:anchor-type="paragraph" draw:z-index="12" draw:name="Shape13" draw:style-name="gr10" draw:text-style-name="P2" svg:x1="27.642cm" svg:y1="6.417cm" svg:x2="22.394cm" svg:y2="12.458cm"><text:p/></draw:line><draw:line text:anchor-type="paragraph" draw:z-index="13" draw:name="Shape14" draw:style-name="gr10" draw:text-style-name="P2" svg:x1="30.729cm" svg:y1="5.932cm" svg:x2="22.791cm" svg:y2="13.296cm"><text:p/></draw:line><draw:line text:anchor-type="paragraph" draw:z-index="14" draw:name="Shape15" draw:style-name="gr10" draw:text-style-name="P2" svg:x1="32.405cm" svg:y1="6.152cm" svg:x2="23.453cm" svg:y2="13.957cm"><text:p/></draw:line><draw:line text:anchor-type="paragraph" draw:z-index="15" draw:name="Shape16" draw:style-name="gr10" draw:text-style-name="P2" svg:x1="26.716cm" svg:y1="12.458cm" svg:x2="33.286cm" svg:y2="12.414cm"><text:p/></draw:line><draw:line text:anchor-type="paragraph" draw:z-index="16" draw:name="Shape17" draw:style-name="gr10" draw:text-style-name="P2" svg:x1="25.349cm" svg:y1="13.957cm" svg:x2="33.595cm" svg:y2="13.869cm"><text:p/></draw:line><draw:line text:anchor-type="paragraph" draw:z-index="17" draw:name="Shape18" draw:style-name="gr10" draw:text-style-name="P2" svg:x1="24.291cm" svg:y1="14.884cm" svg:x2="33.507cm" svg:y2="14.796cm"><text:p/></draw:line><draw:line text:anchor-type="paragraph" draw:z-index="18" draw:name="Shape19" draw:style-name="gr10" draw:text-style-name="P2" svg:x1="22.615cm" svg:y1="15.148cm" svg:x2="34.565cm" svg:y2="21.807cm"><text:p/></draw:line><draw:line text:anchor-type="paragraph" draw:z-index="19" draw:name="Shape20" draw:style-name="gr10" draw:text-style-name="P2" svg:x1="21.424cm" svg:y1="15.677cm" svg:x2="33.11cm" svg:y2="22.071cm"><text:p/></draw:line><draw:line text:anchor-type="paragraph" draw:z-index="20" draw:name="Shape21" draw:style-name="gr10" draw:text-style-name="P2" svg:x1="20.542cm" svg:y1="16.074cm" svg:x2="31.037cm" svg:y2="22.071cm"><text:p/></draw:line><draw:line text:anchor-type="paragraph" draw:z-index="21" draw:name="Shape22" draw:style-name="gr10" draw:text-style-name="P2" svg:x1="21.424cm" svg:y1="17.397cm" svg:x2="21.424cm" svg:y2="22.071cm"><text:p/></draw:line><draw:line text:anchor-type="paragraph" draw:z-index="22" draw:name="Shape23" draw:style-name="gr10" draw:text-style-name="P2" svg:x1="20.101cm" svg:y1="17.53cm" svg:x2="20.101cm" svg:y2="21.896cm"><text:p/></draw:line><draw:line text:anchor-type="paragraph" draw:z-index="23" draw:name="Shape24" draw:style-name="gr10" draw:text-style-name="P2" svg:x1="19.307cm" svg:y1="17.441cm" svg:x2="19.219cm" svg:y2="21.983cm"><text:p/></draw:line><draw:line text:anchor-type="paragraph" draw:z-index="24" draw:name="Shape25" draw:style-name="gr10" draw:text-style-name="P2" svg:x1="18.691cm" svg:y1="16.471cm" svg:x2="10.224cm" svg:y2="22.204cm"><text:p/></draw:line><draw:line text:anchor-type="paragraph" draw:z-index="25" draw:name="Shape26" draw:style-name="gr10" draw:text-style-name="P2" svg:x1="17.853cm" svg:y1="15.854cm" svg:x2="10.224cm" svg:y2="21.278cm"><text:p/></draw:line><draw:line text:anchor-type="paragraph" draw:z-index="26" draw:name="Shape27" draw:style-name="gr10" draw:text-style-name="P2" svg:x1="17.146cm" svg:y1="15.236cm" svg:x2="8.327cm" svg:y2="21.321cm"><text:p/></draw:line><draw:line text:anchor-type="paragraph" draw:z-index="27" draw:name="Shape28" draw:style-name="gr10" draw:text-style-name="P2" svg:x1="17.808cm" svg:y1="14.355cm" svg:x2="8.283cm" svg:y2="14.443cm"><text:p/></draw:line><draw:line text:anchor-type="paragraph" draw:z-index="28" draw:name="Shape29" draw:style-name="gr10" draw:text-style-name="P2" svg:x1="17.896cm" svg:y1="13.384cm" svg:x2="8.283cm" svg:y2="13.516cm"><text:p/></draw:line><draw:line text:anchor-type="paragraph" draw:z-index="29" draw:name="Shape30" draw:style-name="gr10" draw:text-style-name="P2" svg:x1="18.073cm" svg:y1="12.679cm" svg:x2="8.416cm" svg:y2="12.591cm"><text:p/></draw:line><draw:line text:anchor-type="paragraph" draw:z-index="30" draw:name="Shape31" draw:style-name="gr10" draw:text-style-name="P2" svg:x1="17.632cm" svg:y1="11.973cm" svg:x2="4.579cm" svg:y2="6.064cm"><text:p/></draw:line><draw:line text:anchor-type="paragraph" draw:z-index="31" draw:name="Shape32" draw:style-name="gr10" draw:text-style-name="P2" svg:x1="18.734cm" svg:y1="11.62cm" svg:x2="6.828cm" svg:y2="6.064cm"><text:p/></draw:line><draw:line text:anchor-type="paragraph" draw:z-index="32" draw:name="Shape33" draw:style-name="gr10" draw:text-style-name="P2" svg:x1="18.734cm" svg:y1="10.959cm" svg:x2="8.592cm" svg:y2="5.579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20:42:10.233810820</meta:creation-date>
    <dc:date>2020-05-13T20:57:48.819045174</dc:date>
    <meta:editing-duration>PT4M5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